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37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416cm"/>
    </style:style>
    <style:style style:name="co9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dedce6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>
      <style:table-cell-properties fo:border="0.74pt solid #000000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Percentatge</text:p>
          </table:table-cell>
          <table:table-cell table:style-name="ce1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) Configurar i explotar sistemes informàtics, adaptant la configuració lògica del sistema segons les necessitats d’ús i els criteris establer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) Aplicar tècniques i procediments relacionats amb la seguretat en sistemes, serveis i aplicacions, complint el pla de segureta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) Gestionar bases de dades, interpretant-ne el disseny lògic i verificant integritat, consistència, seguretat i accessibilitat de les dade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) Gestionar entorns de desenvolupament adaptant-ne la configuració en cada cas per permetre el desenvolupament i desplegament d'aplicacion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) Desenvolupar aplicacions multiplataforma amb accés a bases de dades utilitzant llenguatges, llibreries i eines adequats a les especificacion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) Desenvolupar aplicacions implementant un sistema complet de formularis i informes que permetin gestionar de forma integral la informació emmagatzemada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) Integrar continguts gràfics i components multimèdia en aplicacions multiplataforma, emprant eines específiques i complint els requeriments establerts.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) Desenvolupar interfícies gràfiques d'usuari interactius i amb la usabilitat adequada, emprant components visuals estàndard o implementant components visuals específic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) Participar en el desenvolupament de jocs i aplicacions en l’àmbit de l’entreteniment i l’educació emprant tècniques, motors i entorns de desenvolupament específic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) Desenvolupar aplicacions per a telèfons mòbils, tauletes i altres dispositius intel·ligents emprant tècniques i entorns de desenvolupament específic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) Crear ajudes generals i sensibles al context, emprant eines específiques i integrant-les en les aplicacions corresponen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) Crear tutorials, manuals d’usuari, d’instal·lació, de configuració i d’administració, emprant eines específique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) Empaquetar aplicacions per a la seva distribució preparant paquets autoinstal·lables amb assistents incorpora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) Desenvolupar aplicacions multiprocés i multifil emprant llibreries i tècniques de programació específique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ñ) Desenvolupar aplicacions capaces d'oferir serveis en xarxa emprant mecanismes de comunicació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) Participar en la implantació de sistemes ERP-CRM avaluant la utilitat de cadascun dels seus mòdul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) Gestionar la informació emmagatzemada en sistemes ERP-CRM garantint-ne la integrita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) Desenvolupar components personalitzats per a un sistema ERP-CRM atenent els requerimen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) Realitzar plans de proves verificant el funcionament dels components programari desenvolupats, segons les especificacion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) Desplegar i distribuir aplicacions en diferents àmbits d'implantació verificant-ne el comportament i realitzant les modificacions necessàries.</text:p>
          </table:table-cell>
        </table:table-row>
      </table:table>
      <table:table table:name="contribucio_cp" table:style-name="ta1">
        <table:table-column table:style-name="co3" table:default-cell-style-name="ce4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6" table:number-columns-repeated="5" table:default-cell-style-name="ce5"/>
        <table:table-column table:style-name="co8" table:default-cell-style-name="ce5"/>
        <table:table-column table:style-name="co6" table:default-cell-style-name="ce5"/>
        <table:table-row table:style-name="ro1">
          <table:table-cell office:value-type="string" calcext:value-type="string">
            <text:p>RE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ñ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co" table:style-name="ta1">
        <table:table-column table:style-name="co3" table:default-cell-style-name="ce6"/>
        <table:table-column table:style-name="co4" table:number-columns-repeated="6" table:default-cell-style-name="ce7"/>
        <table:table-row table:style-name="ro1">
          <table:table-cell office:value-type="string" calcext:value-type="string">
            <text:p>REF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4 B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6 A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8 D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9 PMD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90 PSP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92 PIM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10 IPO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6"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9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Curs</text:p>
          </table:table-cell>
          <table:table-cell table:style-name="ce8" office:value-type="string" calcext:value-type="string">
            <text:p>Codi</text:p>
          </table:table-cell>
          <table:table-cell table:style-name="ce6" office:value-type="string" calcext:value-type="string">
            <text:p>Mòduls del Currículum</text:p>
          </table:table-cell>
          <table:table-cell table:style-name="ce6" office:value-type="string" calcext:value-type="string">
            <text:p>Mòduls PCCF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373</text:p>
          </table:table-cell>
          <table:table-cell table:number-columns-repeated="2" table:style-name="ce7" office:value-type="string" calcext:value-type="string">
            <text:p>LMSGI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3</text:p>
          </table:table-cell>
          <table:table-cell table:number-columns-repeated="2" table:style-name="ce7" office:value-type="string" calcext:value-type="string">
            <text:p>SI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4</text:p>
          </table:table-cell>
          <table:table-cell table:number-columns-repeated="2" table:style-name="ce7" office:value-type="string" calcext:value-type="string">
            <text:p>BD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5</text:p>
          </table:table-cell>
          <table:table-cell table:number-columns-repeated="2" table:style-name="ce7" office:value-type="string" calcext:value-type="string">
            <text:p>PRG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7</text:p>
          </table:table-cell>
          <table:table-cell table:number-columns-repeated="2" table:style-name="ce7" office:value-type="string" calcext:value-type="string">
            <text:p>EDD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92</text:p>
          </table:table-cell>
          <table:table-cell table:number-columns-repeated="2" table:style-name="ce7" office:value-type="string" calcext:value-type="string">
            <text:p>PIM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709</text:p>
          </table:table-cell>
          <table:table-cell table:number-columns-repeated="2" table:style-name="ce7" office:value-type="string" calcext:value-type="string">
            <text:p>IPO1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86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 table:number-columns-spanned="1" table:number-rows-spanned="2">
            <text:p>AD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2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88</text:p>
          </table:table-cell>
          <table:table-cell table:style-name="ce7" office:value-type="string" calcext:value-type="string">
            <text:p>DI</text:p>
          </table:table-cell>
          <table:table-cell table:style-name="ce7" office:value-type="string" calcext:value-type="string" table:number-columns-spanned="1" table:number-rows-spanned="2">
            <text:p>DI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2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0</text:p>
          </table:table-cell>
          <table:table-cell table:style-name="ce7" office:value-type="string" calcext:value-type="string">
            <text:p>PSP</text:p>
          </table:table-cell>
          <table:table-cell table:style-name="ce7" office:value-type="string" calcext:value-type="string" table:number-columns-spanned="1" table:number-rows-spanned="2">
            <text:p>PSP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2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89</text:p>
          </table:table-cell>
          <table:table-cell table:style-name="ce7" office:value-type="string" calcext:value-type="string">
            <text:p>PMDM</text:p>
          </table:table-cell>
          <table:table-cell table:style-name="ce7" office:value-type="string" calcext:value-type="string" table:number-columns-spanned="1" table:number-rows-spanned="2">
            <text:p>PMDM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08</text:p>
          </table:table-cell>
          <table:table-cell table:style-name="ce7" office:value-type="string" calcext:value-type="string">
            <text:p>SOST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1</text:p>
          </table:table-cell>
          <table:table-cell table:style-name="ce7" office:value-type="string" calcext:value-type="string">
            <text:p>SGE</text:p>
          </table:table-cell>
          <table:table-cell table:style-name="ce7" office:value-type="string" calcext:value-type="string" table:number-columns-spanned="1" table:number-rows-spanned="2">
            <text:p>SGE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665</text:p>
          </table:table-cell>
          <table:table-cell table:style-name="ce7" office:value-type="string" calcext:value-type="string">
            <text:p>DIG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10</text:p>
          </table:table-cell>
          <table:table-cell table:number-columns-repeated="2" table:style-name="ce7" office:value-type="string" calcext:value-type="string">
            <text:p>IPO2</text:p>
          </table:table-cell>
        </table:table-row>
        <table:table-row table:style-name="ro1" table:number-rows-repeated="297">
          <table:table-cell/>
          <table:table-cell table:style-name="Default"/>
          <table:table-cell table:number-columns-repeated="2"/>
        </table:table-row>
        <table:table-row table:style-name="ro1" table:number-rows-repeated="10482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09:27:48.230480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02T09:59:17.689402937</dc:date>
    <meta:editing-duration>P1DT16H7S</meta:editing-duration>
    <meta:editing-cycles>42</meta:editing-cycles>
    <meta:generator>LibreOffice/24.2.7.2$Linux_X86_64 LibreOffice_project/420$Build-2</meta:generator>
    <meta:document-statistic meta:table-count="4" meta:cell-count="273" meta:object-count="0"/>
  </office:meta>
</office:document-meta>
</file>